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f4798" officeooo:paragraph-rsid="000f479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19d6e" officeooo:paragraph-rsid="00119d6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4798" officeooo:paragraph-rsid="000f479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4798" officeooo:paragraph-rsid="000fbfb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fbfbc" officeooo:paragraph-rsid="000fbfb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00b73" officeooo:paragraph-rsid="00100b7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9d6e" officeooo:paragraph-rsid="00119d6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9d6e" officeooo:paragraph-rsid="00122a5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9d6e" officeooo:paragraph-rsid="00130b1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22a5f" officeooo:paragraph-rsid="00122a5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30b19" officeooo:paragraph-rsid="00130b1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0f4798" officeooo:paragraph-rsid="000f479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bfbc" officeooo:paragraph-rsid="000fbfb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bfbc" officeooo:paragraph-rsid="00100b7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4798" officeooo:paragraph-rsid="000f479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9d6e" officeooo:paragraph-rsid="00119d6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9d6e" officeooo:paragraph-rsid="00130b1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4798" officeooo:paragraph-rsid="000f479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4798" officeooo:paragraph-rsid="000fbfb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bfbc" officeooo:paragraph-rsid="000fbfb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00b73" officeooo:paragraph-rsid="000fbfb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00b73" officeooo:paragraph-rsid="00100b7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9d6e" officeooo:paragraph-rsid="00119d6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22a5f" officeooo:paragraph-rsid="00122a5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0b19" officeooo:paragraph-rsid="00130b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0b19" officeooo:paragraph-rsid="00119d6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22a5f" officeooo:paragraph-rsid="00122a5f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30b19" officeooo:paragraph-rsid="00130b19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57ac1" officeooo:paragraph-rsid="00157ac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" fo:font-size="16pt" fo:font-weight="bold" officeooo:rsid="00130b19" officeooo:paragraph-rsid="00130b1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db4a2e" loext:opacity="100%" style:font-name="Ubuntu" fo:font-size="12pt" fo:font-weight="bold" officeooo:rsid="00157ac1" officeooo:paragraph-rsid="00157ac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db4a2e" loext:opacity="100%" style:font-name="Ubuntu" fo:font-size="12pt" fo:font-weight="bold" officeooo:rsid="00157ac1" officeooo:paragraph-rsid="00157ac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db4a2e" loext:opacity="100%" style:font-name="Ubuntu" fo:font-size="12pt" fo:font-weight="bold" officeooo:rsid="00159c4e" officeooo:paragraph-rsid="00159c4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db4a2e" loext:opacity="100%" style:font-name="Ubuntu" fo:font-size="12pt" fo:font-weight="bold" officeooo:rsid="00164d6f" officeooo:paragraph-rsid="00164d6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db4a2e" loext:opacity="100%" style:font-name="Ubuntu" fo:font-size="12pt" fo:font-weight="bold" officeooo:rsid="00164d6f" officeooo:paragraph-rsid="00172f66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db4a2e" loext:opacity="100%" style:font-name="Ubuntu" fo:font-size="16pt" fo:font-weight="bold" officeooo:rsid="00157ac1" officeooo:paragraph-rsid="00157ac1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db4a2e" loext:opacity="100%" style:font-name="Ubuntu" fo:font-size="16pt" fo:font-weight="bold" officeooo:rsid="00164d6f" officeooo:paragraph-rsid="00164d6f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0b73" style:font-weight-asian="normal" style:font-weight-complex="normal"/>
    </style:style>
    <style:style style:name="T3" style:family="text">
      <style:text-properties fo:font-weight="normal" officeooo:rsid="00130b19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normal" officeooo:rsid="000fbfbc" style:font-weight-asian="normal" style:font-weight-complex="normal"/>
    </style:style>
    <style:style style:name="T8" style:family="text">
      <style:text-properties fo:color="#000000" loext:opacity="100%" fo:font-weight="normal" officeooo:rsid="00119d6e" style:font-weight-asian="normal" style:font-weight-complex="normal"/>
    </style:style>
    <style:style style:name="T9" style:family="text">
      <style:text-properties fo:color="#000000" loext:opacity="100%" fo:font-weight="normal" officeooo:rsid="00122a5f" style:font-weight-asian="normal" style:font-weight-complex="normal"/>
    </style:style>
    <style:style style:name="T10" style:family="text">
      <style:text-properties fo:color="#000000" loext:opacity="100%" fo:font-weight="normal" officeooo:rsid="00130b19" style:font-weight-asian="normal" style:font-weight-complex="normal"/>
    </style:style>
    <style:style style:name="T11" style:family="text">
      <style:text-properties fo:color="#000000" loext:opacity="100%" fo:font-weight="normal" officeooo:rsid="00164d6f" style:font-weight-asian="normal" style:font-weight-complex="normal"/>
    </style:style>
    <style:style style:name="T12" style:family="text">
      <style:text-properties fo:color="#000000" loext:opacity="100%" fo:font-weight="normal" officeooo:rsid="00172f66" style:font-weight-asian="normal" style:font-weight-complex="normal"/>
    </style:style>
    <style:style style:name="T13" style:family="text">
      <style:text-properties fo:color="#000000" loext:opacity="100%" officeooo:rsid="000fbfbc"/>
    </style:style>
    <style:style style:name="T14" style:family="text">
      <style:text-properties fo:color="#000000" loext:opacity="100%" officeooo:rsid="00122a5f"/>
    </style:style>
    <style:style style:name="T15" style:family="text">
      <style:text-properties fo:color="#000000" loext:opacity="100%" officeooo:rsid="00130b19"/>
    </style:style>
    <style:style style:name="T16" style:family="text">
      <style:text-properties fo:color="#000000" loext:opacity="100%" officeooo:rsid="00164d6f"/>
    </style:style>
    <style:style style:name="T17" style:family="text">
      <style:text-properties fo:color="#000000" loext:opacity="100%" officeooo:rsid="00172f6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00b73"/>
    </style:style>
    <style:style style:name="T20" style:family="text">
      <style:text-properties officeooo:rsid="00122a5f"/>
    </style:style>
    <style:style style:name="T21" style:family="text">
      <style:text-properties officeooo:rsid="00130b19"/>
    </style:style>
    <style:style style:name="T22" style:family="text">
      <style:text-properties officeooo:rsid="00164d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PHP ALURA – INTRODUÇÃO AO PHP</text:p>
      <text:p text:style-name="P1"/>
      <text:p text:style-name="P1"/>
      <text:p text:style-name="P3">INSTALAR O PHP:</text:p>
      <text:p text:style-name="P3"><text:tab/></text:p>
      <text:p text:style-name="P12"><text:tab/><text:span text:style-name="T4">Baixar a versão mais nova, descompactar o arquivo em uma pasta no C:, ir até as variáveis de ambiente e adicionar a pasta no </text:span><text:span text:style-name="T5">PATH.</text:span></text:p>
      <text:p text:style-name="P15"/>
      <text:p text:style-name="P15"/>
      <text:p text:style-name="P12"><text:span text:style-name="T5"><text:tab/>PHP.INI</text:span><text:span text:style-name="T18"> </text:span><text:span text:style-name="T5">→</text:span><text:span text:style-name="T18"> </text:span><text:span text:style-name="T4">Contém diversas configurações do PHP, como quais extensões vem habilitadas, como se conectar com o banco de dados específico, manipular algum tipo de dado, etc. </text:span></text:p>
      <text:p text:style-name="P12"><text:tab/><text:tab/><text:span text:style-name="T4">Escolher entre </text:span><text:span text:style-name="T5">development</text:span><text:span text:style-name="T4"> ou </text:span><text:span text:style-name="T5">production</text:span><text:span text:style-name="T4"> e renomear para php.ini.</text:span></text:p>
      <text:p text:style-name="P12"/>
      <text:p text:style-name="P12"/>
      <text:p text:style-name="P12"/>
      <text:p text:style-name="P5">ALGUNS COMANDOS:</text:p>
      <text:p text:style-name="P5"/>
      <text:p text:style-name="P3"><text:tab/><text:span text:style-name="T4">PHP -A</text:span> <text:span text:style-name="T4">→</text:span> <text:span text:style-name="T6">Abre terminal interativo.</text:span></text:p>
      <text:p text:style-name="P18"/>
      <text:p text:style-name="P3"><text:span text:style-name="T6"><text:tab/>No final de cada comando, colocar </text:span><text:span text:style-name="T4">; (ponto e virgula).</text:span></text:p>
      <text:p text:style-name="P3"/>
      <text:p text:style-name="P3"><text:tab/><text:span text:style-name="T4">VAR_DUMP() →</text:span><text:span text:style-name="T6"> Mostra array com mais detalhes</text:span></text:p>
      <text:p text:style-name="P3"><text:span text:style-name="T6"><text:tab/></text:span><text:span text:style-name="T4">PRINT_R() </text:span><text:span text:style-name="T6">→ Mostra array com menos detalhes</text:span></text:p>
      <text:p text:style-name="P3"><text:span text:style-name="T6"><text:tab/></text:span><text:span text:style-name="T8">COUNT($VAR) → Quantidade de itens</text:span></text:p>
      <text:p text:style-name="P18"/>
      <text:p text:style-name="P3"><text:span text:style-name="T6"><text:tab/></text:span><text:span text:style-name="T4">QUIT</text:span><text:span text:style-name="T6"> → Sair do PHP</text:span></text:p>
      <text:p text:style-name="P18"/>
      <text:p text:style-name="P3"><text:span text:style-name="T6"><text:tab/></text:span><text:span text:style-name="T4">// </text:span><text:span text:style-name="T7">ou </text:span><text:span text:style-name="T13">/* */ →</text:span><text:span text:style-name="T7"> Adicionar comentários</text:span></text:p>
      <text:p text:style-name="P19"><text:tab/></text:p>
      <text:p text:style-name="P4"><text:span text:style-name="T7"><text:tab/></text:span><text:span text:style-name="T13">$var →</text:span><text:span text:style-name="T7"> Declarar uma variável</text:span></text:p>
      <text:p text:style-name="P20"><text:tab/></text:p>
      <text:p text:style-name="P4"><text:span text:style-name="T7"><text:tab/></text:span><text:span text:style-name="T13">. (ponto) → </text:span><text:span text:style-name="T7">Concatenação </text:span></text:p>
      <text:p text:style-name="P20"><text:tab/><text:tab/>Exemplo:</text:p>
      <text:p text:style-name="P4"><text:span text:style-name="T7"><text:tab/><text:tab/><text:tab/>echo $idade</text:span><text:span text:style-name="T13"> .</text:span><text:span text:style-name="T7"> “\n”;</text:span></text:p>
      <text:p text:style-name="P20"/>
      <text:p text:style-name="P4"><text:span text:style-name="T7"><text:tab/></text:span><text:span text:style-name="T13">GETTYPE →</text:span><text:span text:style-name="T7"> Fala o tipo de variável que foi passado por parâmetro.</text:span></text:p>
      <text:p text:style-name="P20"/>
      <text:p text:style-name="P4"><text:span text:style-name="T7"><text:tab/></text:span><text:span text:style-name="T13">‘ ‘ →</text:span><text:span text:style-name="T7"> Aspas simples não lê variáveis, necessita concatenar.</text:span><text:span text:style-name="T13"> Aspas simples lê tudo como strings.</text:span></text:p>
      <text:p text:style-name="P13"/>
      <text:p text:style-name="P4"><text:span text:style-name="T13"><text:tab/>“ “ → </text:span><text:span text:style-name="T7">Aspas duplas não necessita de concatenação.</text:span></text:p>
      <text:p text:style-name="P20"/>
      <text:p text:style-name="P4"><text:span text:style-name="T7"><text:tab/></text:span><text:span text:style-name="T13">“\n” →</text:span><text:span text:style-name="T7"> Quebra linha <text:tab/>|<text:tab/></text:span><text:span text:style-name="T13">.PHP_EOL == “\n”</text:span></text:p>
      <text:p text:style-name="P13"/>
      <text:p text:style-name="P4"><text:span text:style-name="T13"><text:tab/>“\t” → </text:span><text:span text:style-name="T7">Parágrafo</text:span></text:p>
      <text:p text:style-name="P20"/>
      <text:p text:style-name="P4"><text:span text:style-name="T7"><text:tab/></text:span><text:span text:style-name="T13">|| </text:span><text:span text:style-name="T7">ou</text:span><text:span text:style-name="T13"> OR → </text:span><text:span text:style-name="T7">OU</text:span></text:p>
      <text:p text:style-name="P4"><text:span text:style-name="T7"><text:tab/></text:span><text:span text:style-name="T13">&amp;&amp; </text:span><text:span text:style-name="T7">ou </text:span><text:span text:style-name="T13">AND → </text:span><text:span text:style-name="T7">AND</text:span></text:p>
      <text:p text:style-name="P20"/>
      <text:p text:style-name="P20"/>
      <text:p text:style-name="P20"><text:soft-page-break/><text:tab/>Exemplo:</text:p>
      <text:p text:style-name="P20"><text:tab/></text:p>
      <text:p text:style-name="P4"><text:span text:style-name="T7"><text:tab/><text:tab/></text:span><text:span text:style-name="T13">$var</text:span><text:span text:style-name="T7"> = 1;</text:span></text:p>
      <text:p text:style-name="P20"/>
      <text:p text:style-name="P4"><text:span text:style-name="T7"><text:tab/><text:tab/></text:span><text:span text:style-name="T13">while</text:span><text:span text:style-name="T7"> ($var &lt;10) {</text:span></text:p>
      <text:p text:style-name="P20"><text:tab/><text:tab/>$var++;</text:p>
      <text:p text:style-name="P20"><text:tab/><text:tab/>}<text:tab/></text:p>
      <text:p text:style-name="P20"/>
      <text:p text:style-name="P20"><text:tab/>Ou:</text:p>
      <text:p text:style-name="P4"><text:span text:style-name="T7"><text:tab/><text:tab/></text:span><text:span text:style-name="T13">for </text:span><text:span text:style-name="T7">($i = 0 ; $i &lt; 10 ; i++) {</text:span></text:p>
      <text:p text:style-name="P20"><text:tab/><text:tab/>condição<text:tab/></text:p>
      <text:p text:style-name="P20"><text:tab/><text:tab/>}</text:p>
      <text:p text:style-name="P3"><text:tab/></text:p>
      <text:p text:style-name="P4"><text:tab/><text:tab/><text:span text:style-name="T13">continue; →</text:span><text:span text:style-name="T7"> Continua o código dependendo da aplicação</text:span></text:p>
      <text:p text:style-name="P20"/>
      <text:p text:style-name="P4"><text:span text:style-name="T7"><text:tab/><text:tab/></text:span><text:span text:style-name="T13">break; → </text:span><text:span text:style-name="T7">Para o código dependendo da aplicação</text:span></text:p>
      <text:p text:style-name="P20"/>
      <text:p text:style-name="P20"/>
      <text:p text:style-name="P20"><text:tab/>Exemploasd</text:p>
      <text:p text:style-name="P20"><text:tab/></text:p>
      <text:p text:style-name="P20"><text:tab/><text:tab/>if ($i &lt; 0) {</text:p>
      <text:p text:style-name="P20"><text:tab/><text:tab/>condição</text:p>
      <text:p text:style-name="P20"><text:tab/><text:tab/>}</text:p>
      <text:p text:style-name="P20"/>
      <text:p text:style-name="P20"/>
      <text:p text:style-name="P20"/>
      <text:p text:style-name="P5">OPERADORES DE COMPARAÇÃO:</text:p>
      <text:p text:style-name="P5"/>
      <text:p text:style-name="P5"><text:tab/><text:span text:style-name="T4">=<text:tab/><text:tab/></text:span></text:p>
      <text:p text:style-name="P13"><text:tab/>!=<text:tab/><text:tab/></text:p>
      <text:p text:style-name="P13"><text:tab/>==<text:tab/></text:p>
      <text:p text:style-name="P13"><text:tab/>===</text:p>
      <text:p text:style-name="P13"><text:tab/>&lt; &gt;</text:p>
      <text:p text:style-name="P13"><text:tab/>&lt;</text:p>
      <text:p text:style-name="P13"><text:tab/>&lt;=</text:p>
      <text:p text:style-name="P13"><text:tab/>&gt;</text:p>
      <text:p text:style-name="P13"><text:tab/>&gt;=</text:p>
      <text:p text:style-name="P13"><text:tab/>&lt;=&gt;</text:p>
      <text:p text:style-name="P13"/>
      <text:p text:style-name="P13"/>
      <text:p text:style-name="P13"/>
      <text:p text:style-name="P5">OPERADORES LÓGICOS:</text:p>
      <text:p text:style-name="P5"/>
      <text:p text:style-name="P5"><text:tab/><text:span text:style-name="T4">&amp;&amp; </text:span><text:span text:style-name="T6">ou</text:span><text:span text:style-name="T4"> AND → </text:span><text:span text:style-name="T6">AND</text:span></text:p>
      <text:p text:style-name="P20"><text:tab/></text:p>
      <text:p text:style-name="P5"><text:span text:style-name="T6"><text:tab/></text:span><text:span text:style-name="T4">||</text:span><text:span text:style-name="T6"> ou </text:span><text:span text:style-name="T4">OR → </text:span><text:span text:style-name="T6">OU</text:span></text:p>
      <text:p text:style-name="P20"><text:tab/></text:p>
      <text:p text:style-name="P13"><text:tab/>XOR → <text:span text:style-name="T1">Exclusivo</text:span></text:p>
      <text:p text:style-name="P20"><text:tab/><text:tab/>0 <text:s text:c="2"/>0 = 0</text:p>
      <text:p text:style-name="P20"><text:tab/><text:tab/>0 <text:s text:c="2"/>1 = 1</text:p>
      <text:p text:style-name="P20"><text:tab/><text:tab/>1 <text:s text:c="2"/>0 = 1</text:p>
      <text:p text:style-name="P20"><text:tab/><text:tab/>1 <text:s text:c="2"/>1 = 0</text:p>
      <text:p text:style-name="P13"><text:soft-page-break/><text:span text:style-name="T1"><text:tab/></text:span>FOREACH<text:span text:style-name="T1"> </text:span>($array AS $valor) → <text:span text:style-name="T2">Para cada item do array, ele atribui na variável $valor</text:span></text:p>
      <text:p text:style-name="P21"/>
      <text:p text:style-name="P21"><text:tab/>Exemplo:</text:p>
      <text:p text:style-name="P13"><text:span text:style-name="T2"><text:tab/><text:tab/></text:span><text:span text:style-name="T19">FOREACH</text:span><text:span text:style-name="T2"> ($array AS $indice =&gt; $valor)</text:span></text:p>
      <text:p text:style-name="P21"/>
      <text:p text:style-name="P21"><text:tab/>Ou:</text:p>
      <text:p text:style-name="P13"><text:span text:style-name="T2"><text:tab/><text:tab/></text:span><text:span text:style-name="T19">FOREACH </text:span><text:span text:style-name="T2">($array [“indice”] AS $subindice =&gt; $valor);</text:span></text:p>
      <text:p text:style-name="P21"/>
      <text:p text:style-name="P21"/>
      <text:p text:style-name="P21"/>
      <text:p text:style-name="P6">FUNCTION:</text:p>
      <text:p text:style-name="P21"><text:tab/></text:p>
      <text:p text:style-name="P22"><text:tab/>function calcularMedia ($nome, $n1, $n2, $n3, $n4) {</text:p>
      <text:p text:style-name="P22"/>
      <text:p text:style-name="P22"><text:tab/><text:tab/>$media = ($n1, $n2, $n3, $n4) / 4;</text:p>
      <text:p text:style-name="P22"/>
      <text:p text:style-name="P22"><text:tab/><text:tab/>if ($media &lt; 5) {</text:p>
      <text:p text:style-name="P22"><text:tab/><text:tab/><text:tab/></text:p>
      <text:p text:style-name="P14"><text:span text:style-name="T2"><text:tab/><text:tab/><text:tab/>echo “</text:span><text:span text:style-name="T19">$nome</text:span><text:span text:style-name="T2"> foi reprovado com média </text:span><text:span text:style-name="T19">$media</text:span><text:span text:style-name="T2">”;</text:span></text:p>
      <text:p text:style-name="P22"><text:tab/><text:tab/>} else {</text:p>
      <text:p text:style-name="P22"><text:tab/><text:tab/><text:tab/></text:p>
      <text:p text:style-name="P14"><text:span text:style-name="T2"><text:tab/><text:tab/><text:tab/>echo “$nome” foi aprovado com a média </text:span><text:span text:style-name="T19">$media;</text:span></text:p>
      <text:p text:style-name="P22"><text:tab/><text:tab/>}</text:p>
      <text:p text:style-name="P22"><text:tab/>}</text:p>
      <text:p text:style-name="P22"/>
      <text:p text:style-name="P14"><text:span text:style-name="T2"><text:tab/></text:span><text:span text:style-name="T19">calcularMedia</text:span><text:span text:style-name="T2"> (“Elbert”, 4, 7, 9, 10);</text:span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soft-page-break/>CURSO PHP ALURA – AVANÇADO COM PHP</text:p>
      <text:p text:style-name="P2"/>
      <text:p text:style-name="P2"/>
      <text:p text:style-name="P16">ARRAY → <text:span text:style-name="T1">$ var [] → Sempre separar os itens por </text:span>, <text:span text:style-name="T1">(virgula).</text:span></text:p>
      <text:p text:style-name="P23"/>
      <text:p text:style-name="P23"><text:tab/>Exemplo:</text:p>
      <text:p text:style-name="P23"><text:tab/><text:tab/></text:p>
      <text:p text:style-name="P23"><text:tab/><text:tab/>$var = [</text:p>
      <text:p text:style-name="P23"><text:tab/><text:tab/><text:tab/>“titular” =&gt; “Elbert”,</text:p>
      <text:p text:style-name="P23"><text:tab/><text:tab/><text:tab/>“saldo” =&gt; 1000</text:p>
      <text:p text:style-name="P23"><text:tab/><text:tab/>];</text:p>
      <text:p text:style-name="P23"/>
      <text:p text:style-name="P23"><text:tab/></text:p>
      <text:p text:style-name="P23"><text:tab/>Ou:</text:p>
      <text:p text:style-name="P23"><text:tab/><text:tab/></text:p>
      <text:p text:style-name="P23"><text:tab/><text:tab/>$var = [</text:p>
      <text:p text:style-name="P23"><text:tab/><text:tab/><text:tab/>123456789 =&gt; [</text:p>
      <text:p text:style-name="P23"><text:tab/><text:tab/><text:tab/><text:tab/>“titular” =&gt; “Elbert”,</text:p>
      <text:p text:style-name="P23"><text:tab/><text:tab/><text:tab/><text:tab/>“saldo” =&gt; 1000</text:p>
      <text:p text:style-name="P23"><text:tab/><text:tab/><text:tab/>];</text:p>
      <text:p text:style-name="P23"><text:tab/><text:tab/><text:tab/>123456543 =&gt; [</text:p>
      <text:p text:style-name="P23"><text:tab/><text:tab/><text:tab/><text:tab/>“titular” =&gt; “João”,</text:p>
      <text:p text:style-name="P23"><text:tab/><text:tab/><text:tab/><text:tab/>“saldo” =&gt; 0<text:tab/><text:tab/><text:tab/><text:tab/></text:p>
      <text:p text:style-name="P23"><text:tab/><text:tab/><text:tab/>]<text:tab/><text:tab/><text:tab/></text:p>
      <text:p text:style-name="P23"><text:tab/><text:tab/>];</text:p>
      <text:p text:style-name="P23"/>
      <text:p text:style-name="P23"/>
      <text:p text:style-name="P7">FOREACH:</text:p>
      <text:p text:style-name="P7"/>
      <text:p text:style-name="P7"><text:tab/><text:span text:style-name="T6">Exemplo:</text:span></text:p>
      <text:p text:style-name="P23"/>
      <text:p text:style-name="P23"><text:tab/><text:tab/>foreach ($contas AS $indice =&gt; $valor){</text:p>
      <text:p text:style-name="P23"><text:tab/><text:tab/><text:tab/>echo “$indice = $valor[“titular”]”</text:p>
      <text:p text:style-name="P23"><text:tab/><text:tab/>};</text:p>
      <text:p text:style-name="P23"/>
      <text:p text:style-name="P23"/>
      <text:p text:style-name="P7"><text:span text:style-name="T6"><text:tab/></text:span><text:span text:style-name="T4">$var[] = 20 →</text:span><text:span text:style-name="T6"> Com o índice não preenchido, o PHP entende que o valor da array vai para o próximo nº de índice automaticamente.</text:span></text:p>
      <text:p text:style-name="P23"/>
      <text:p text:style-name="P23"/>
      <text:p text:style-name="P23"/>
      <text:p text:style-name="P7">FUNCTION:</text:p>
      <text:p text:style-name="P23"/>
      <text:p text:style-name="P23"><text:tab/>Exemplo:</text:p>
      <text:p text:style-name="P23"><text:tab/></text:p>
      <text:p text:style-name="P7"><text:span text:style-name="T6"><text:tab/><text:tab/></text:span><text:span text:style-name="T4">function</text:span><text:span text:style-name="T6"> </text:span><text:span text:style-name="T4">exibeMensagem</text:span><text:span text:style-name="T6"> ($mensagem) {</text:span></text:p>
      <text:p text:style-name="P23"><text:tab/><text:tab/><text:tab/>echo ($mensagem) . “ \n”;</text:p>
      <text:p text:style-name="P23"><text:tab/>}</text:p>
      <text:p text:style-name="P23"/>
      <text:p text:style-name="P7"><text:span text:style-name="T6"><text:tab/></text:span><text:span text:style-name="T4">exibeMensagem</text:span><text:span text:style-name="T6"> (“Escrever a mensagem aqui”);</text:span></text:p>
      <text:p text:style-name="P23"/>
      <text:p text:style-name="P7"><text:soft-page-break/><text:span text:style-name="T6"><text:tab/></text:span>DEVOLVENDO PARÂMETROS:</text:p>
      <text:p text:style-name="P7"/>
      <text:p text:style-name="P7"><text:tab/><text:tab/><text:span text:style-name="T6">Retorna o valor obtido no parâmetro e salva na var </text:span><text:span text:style-name="T4">$resultado.</text:span></text:p>
      <text:p text:style-name="P7"/>
      <text:p text:style-name="P7"><text:tab/><text:tab/><text:tab/><text:span text:style-name="T6">Exemplo:</text:span></text:p>
      <text:p text:style-name="P23"/>
      <text:p text:style-name="P8"><text:span text:style-name="T6"><text:tab/><text:tab/><text:tab/><text:tab/></text:span><text:span text:style-name="T14">function</text:span><text:span text:style-name="T9"> </text:span><text:span text:style-name="T14">adiciona</text:span><text:span text:style-name="T9"> ($x) {</text:span></text:p>
      <text:p text:style-name="P8"><text:span text:style-name="T9"><text:tab/><text:tab/><text:tab/><text:tab/><text:tab/></text:span><text:span text:style-name="T14">return</text:span><text:span text:style-name="T9"> $x + 2;</text:span></text:p>
      <text:p text:style-name="P24"><text:tab/><text:tab/><text:tab/><text:tab/><text:tab/>};</text:p>
      <text:p text:style-name="P24"/>
      <text:p text:style-name="P8"><text:span text:style-name="T9"><text:tab/><text:tab/><text:tab/><text:tab/></text:span><text:span text:style-name="T14">$resultado</text:span><text:span text:style-name="T9"> = adiciona(10);</text:span></text:p>
      <text:p text:style-name="P8"><text:span text:style-name="T9"><text:tab/><text:tab/><text:tab/><text:tab/>echo </text:span><text:span text:style-name="T14">$resultado </text:span><text:span text:style-name="T9"><text:tab/><text:tab/>// $resultado vai retornar </text:span><text:span text:style-name="T14">12.</text:span></text:p>
      <text:p text:style-name="P27"/>
      <text:p text:style-name="P27"><text:tab/></text:p>
      <text:p text:style-name="P27"/>
      <text:p text:style-name="P8"><text:span text:style-name="T14"><text:tab/>FUNÇÃO SUB-ROTINA →</text:span><text:span text:style-name="T9"> Executa e</text:span><text:span text:style-name="T14"> não</text:span><text:span text:style-name="T9"> devolve valor, já uma</text:span><text:span text:style-name="T14"> função devolve.</text:span></text:p>
      <text:p text:style-name="P27"/>
      <text:p text:style-name="P27"><text:tab/></text:p>
      <text:p text:style-name="P27"/>
      <text:p text:style-name="P24"><text:tab/>Dentro de uma string com aspas duplas, se coloca o indice de uma array sem aspas, apenas com conchas</text:p>
      <text:p text:style-name="P24"/>
      <text:p text:style-name="P24"><text:tab/><text:tab/>Exemplo:</text:p>
      <text:p text:style-name="P24"><text:tab/><text:tab/></text:p>
      <text:p text:style-name="P8"><text:span text:style-name="T9"><text:tab/><text:tab/><text:tab/></text:span><text:span text:style-name="T14">“$indice[valor]”;</text:span></text:p>
      <text:p text:style-name="P27"/>
      <text:p text:style-name="P27"/>
      <text:p text:style-name="P8"><text:span text:style-name="T14"><text:tab/></text:span><text:span text:style-name="T9">Também pode se utilizar com </text:span><text:span text:style-name="T14">chaves</text:span></text:p>
      <text:p text:style-name="P27"><text:tab/><text:tab/></text:p>
      <text:p text:style-name="P8"><text:span text:style-name="T14"><text:tab/><text:tab/></text:span><text:span text:style-name="T9">Exemplo:</text:span></text:p>
      <text:p text:style-name="P24"><text:tab/><text:tab/><text:tab/></text:p>
      <text:p text:style-name="P8"><text:span text:style-name="T9"><text:tab/><text:tab/><text:tab/></text:span><text:span text:style-name="T14">{$indice [‘valor’]};<text:tab/></text:span><text:span text:style-name="T9"><text:tab/>e não <text:tab/></text:span><text:span text:style-name="T14"><text:tab/>{$indice[valor]}</text:span></text:p>
      <text:p text:style-name="P27"/>
      <text:p text:style-name="P27"/>
      <text:p text:style-name="P27"/>
      <text:p text:style-name="P10">REQUIRE E INCLUDE:</text:p>
      <text:p text:style-name="P8"><text:span text:style-name="T9"><text:tab/></text:span><text:span text:style-name="T14"> </text:span></text:p>
      <text:p text:style-name="P8"><text:span text:style-name="T14"><text:tab/></text:span><text:span text:style-name="T9">Caso o arquivo não for encontrado, </text:span><text:span text:style-name="T14">require </text:span><text:span text:style-name="T9">pausa a execução do programa, enquanto o </text:span><text:span text:style-name="T14">include </text:span><text:span text:style-name="T9"><text:s/>permite que continue.</text:span></text:p>
      <text:p text:style-name="P24"/>
      <text:p text:style-name="P24"/>
      <text:p text:style-name="P24"/>
      <text:p text:style-name="P11"><text:span text:style-name="T20">L</text:span>IST:</text:p>
      <text:p text:style-name="P27"/>
      <text:p text:style-name="P9"><text:span text:style-name="T14"><text:tab/></text:span><text:span text:style-name="T10">Exemplo:</text:span></text:p>
      <text:p text:style-name="P25"/>
      <text:p text:style-name="P9"><text:span text:style-name="T10"><text:tab/><text:tab/></text:span><text:span text:style-name="T15">LIST</text:span><text:span text:style-name="T10"> (“</text:span><text:span text:style-name="T15">titular</text:span><text:span text:style-name="T10">” =&gt; $</text:span><text:span text:style-name="T15">titular</text:span><text:span text:style-name="T10">, “</text:span><text:span text:style-name="T15">saldo</text:span><text:span text:style-name="T10">” =&gt; $</text:span><text:span text:style-name="T15">saldo</text:span><text:span text:style-name="T10">)</text:span><text:span text:style-name="T14"><text:tab/> </text:span><text:span text:style-name="T15">= </text:span><text:span text:style-name="T10">$valor</text:span><text:span text:style-name="T14"><text:tab/><text:tab/></text:span></text:p>
      <text:p text:style-name="P17"><text:span text:style-name="T1"><text:tab/><text:tab/></text:span><text:span text:style-name="T21">titular</text:span><text:span text:style-name="T3"> = índice</text:span></text:p>
      <text:p text:style-name="P17"><text:span text:style-name="T3"><text:tab/><text:tab/></text:span><text:span text:style-name="T21">$titular</text:span><text:span text:style-name="T3"> = valor atribuido na array</text:span></text:p>
      <text:p text:style-name="P17"><text:span text:style-name="T3"><text:tab/><text:tab/></text:span><text:span text:style-name="T21">$saldo</text:span><text:span text:style-name="T3"> = valor.</text:span><text:span text:style-name="T1"><text:tab/></text:span></text:p>
      <text:p text:style-name="P23"/>
      <text:p text:style-name="P23"><text:tab/></text:p>
      <text:p text:style-name="P16"><text:soft-page-break/><text:span text:style-name="T1"><text:tab/></text:span><text:span text:style-name="T3">Ou:</text:span></text:p>
      <text:p text:style-name="P26"><text:tab/><text:tab/>[“titular” =&gt; $titular, saldo =&gt; “$saldo”] = $valor</text:p>
      <text:p text:style-name="P26"/>
      <text:p text:style-name="P26"/>
      <text:p text:style-name="P26"/>
      <text:p text:style-name="P16"><text:span text:style-name="T3"><text:tab/>→ Pegar o exemplo de </text:span><text:span text:style-name="T21">foreach</text:span><text:span text:style-name="T3"> para agregar </text:span><text:span text:style-name="T21">List</text:span></text:p>
      <text:p text:style-name="P23"/>
      <text:p text:style-name="P23"/>
      <text:p text:style-name="P16"><text:span text:style-name="T1"><text:tab/></text:span><text:span text:style-name="T21">UNSET</text:span><text:span text:style-name="T3"> → Remove uma variável da memória.</text:span></text:p>
      <text:p text:style-name="P26"/>
      <text:p text:style-name="P26"/>
      <text:p text:style-name="P26"/>
      <text:p text:style-name="P11">INICIAR UM SERVIDOR LOCAL:</text:p>
      <text:p text:style-name="P11"/>
      <text:p text:style-name="P16"><text:span text:style-name="T3"><text:tab/>No CMD, utilizar </text:span><text:span text:style-name="T21">php -S localhost:porta </text:span><text:span text:style-name="T3">(exemplo: 8000/ 8080), este comando inicia um servidor local no nosso ambiente de trabalho.</text:span></text:p>
      <text:p text:style-name="P16"><text:span text:style-name="T3"><text:tab/></text:span><text:span text:style-name="T21">Utilizar esse comando na pasta do arquivo desejado.</text:span></text:p>
      <text:p text:style-name="P16"/>
      <text:p text:style-name="P16"/>
      <text:p text:style-name="P16"><text:tab/><text:span text:style-name="T21">CLIENTE → REQUISIÇÃO → SERVIDOR → RESPOSTA → CLIENTE</text:span></text:p>
      <text:p text:style-name="P16"/>
      <text:p text:style-name="P16"/>
      <text:p text:style-name="P16"/>
      <text:p text:style-name="P11">PHP NO HTML:</text:p>
      <text:p text:style-name="P11"/>
      <text:p text:style-name="P11"><text:tab/><text:span text:style-name="T6">Abrir </text:span><text:span text:style-name="T4">&lt;?php</text:span><text:span text:style-name="T6"> para indicar no código html que vai ler um arquivo php. Fechar a tag com </text:span><text:span text:style-name="T4">?&gt;</text:span></text:p>
      <text:p text:style-name="P11"><text:tab/></text:p>
      <text:p text:style-name="P11"><text:span text:style-name="T4"><text:tab/>&lt;?= “ </text:span><text:span text:style-name="T6">Texto aqui </text:span><text:span text:style-name="T4">“ ?&gt; → </text:span><text:span text:style-name="T6">Serve como um echo.</text:span></text:p>
      <text:p text:style-name="P25"/>
      <text:p text:style-name="P25"/>
      <text:p text:style-name="P11"/>
      <text:p text:style-name="P11">LER ARQUIVO PHP:</text:p>
      <text:p text:style-name="P11"/>
      <text:p text:style-name="P11"><text:tab/><text:span text:style-name="T6">Para ler um arquivo php no powershell, ir até o diretório e </text:span><text:span text:style-name="T4">php nomearquivo.php</text:span></text:p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36"><text:soft-page-break/>CURSO PHP ALURA – ORIENTAÇÃO A OBJETOS</text:p>
      <text:p text:style-name="P36">CLASSES, METODOS E ATRIBUTOS</text:p>
      <text:p text:style-name="P36"/>
      <text:p text:style-name="P36"/>
      <text:p text:style-name="P29">SRC → <text:span text:style-name="T1">Source (código fonte)</text:span></text:p>
      <text:p text:style-name="P29"><text:span text:style-name="T1"/></text:p>
      <text:p text:style-name="P29"><text:span text:style-name="T1"/></text:p>
      <text:p text:style-name="P31"><text:span text:style-name="T4">REQUIRE (nomeArquivo) →</text:span> <text:span text:style-name="T6">Para abrir no terminal</text:span></text:p>
      <text:p text:style-name="P31"><text:span text:style-name="T6"><text:tab/></text:span></text:p>
      <text:p text:style-name="P31"><text:span text:style-name="T6"><text:tab/><text:tab/>Exemplo:</text:span></text:p>
      <text:p text:style-name="P31"><text:span text:style-name="T6"><text:tab/><text:tab/><text:tab/>require ‘src/conta.php’;</text:span></text:p>
      <text:p text:style-name="P31"><text:span text:style-name="T6"/></text:p>
      <text:p text:style-name="P31"><text:span text:style-name="T6"/></text:p>
      <text:p text:style-name="P31"><text:tab/>CLASS:</text:p>
      <text:p text:style-name="P31"/>
      <text:p text:style-name="P31"><text:tab/><text:tab/><text:span text:style-name="T6">Class </text:span><text:span text:style-name="T4">Conta </text:span><text:span text:style-name="T6">{<text:tab/><text:tab/><text:tab/><text:tab/>// FORMA DO BOLO</text:span></text:p>
      <text:p text:style-name="P31"><text:span text:style-name="T6"><text:tab/><text:tab/><text:tab/>//definir dados<text:tab/><text:tab/><text:tab/>// PLANTA DA CASA</text:span></text:p>
      <text:p text:style-name="P31"><text:span text:style-name="T6"><text:tab/>}</text:span></text:p>
      <text:p text:style-name="P31"><text:span text:style-name="T6"/></text:p>
      <text:p text:style-name="P31"><text:span text:style-name="T6"><text:tab/></text:span><text:span text:style-name="T4"><text:tab/>$umaNovaConta = new Conta ();</text:span></text:p>
      <text:p text:style-name="P31"><text:span text:style-name="T6"/></text:p>
      <text:p text:style-name="P31"><text:span text:style-name="T6"><text:tab/><text:tab/></text:span><text:span text:style-name="T4">$umaNovaConta →</text:span><text:span text:style-name="T6"> Lugar onde o bolo foi guardado (endereço)</text:span></text:p>
      <text:p text:style-name="P31"><text:span text:style-name="T6"><text:tab/><text:tab/></text:span><text:span text:style-name="T4">$ Conta () →</text:span><text:span text:style-name="T6"> Bolo pronto.</text:span></text:p>
      <text:p text:style-name="P31"><text:span text:style-name="T6"/></text:p>
      <text:p text:style-name="P32"><text:span text:style-name="T4"/></text:p>
      <text:p text:style-name="P32"><text:span text:style-name="T4">INSTÂNCIA ← SINÔNIMO → OBJETO</text:span></text:p>
      <text:p text:style-name="P32"/>
      <text:p text:style-name="P32"/>
      <text:p text:style-name="P31"><text:span text:style-name="T4"><text:tab/>public $CPF → </text:span><text:span text:style-name="T6">Atributo</text:span></text:p>
      <text:p text:style-name="P31"><text:span text:style-name="T6"/></text:p>
      <text:p text:style-name="P31"><text:span text:style-name="T6"><text:tab/><text:tab/></text:span><text:span text:style-name="T4">class</text:span><text:span text:style-name="T6"> Conta {</text:span></text:p>
      <text:p text:style-name="P31"><text:span text:style-name="T6"><text:tab/><text:tab/><text:tab/>public $cpf;</text:span></text:p>
      <text:p text:style-name="P31"><text:span text:style-name="T6"><text:tab/><text:tab/><text:tab/>public $nome;</text:span></text:p>
      <text:p text:style-name="P31"><text:span text:style-name="T6"><text:tab/><text:tab/><text:tab/>public $saldo;<text:tab/></text:span></text:p>
      <text:p text:style-name="P31"><text:span text:style-name="T6"><text:tab/><text:tab/>}</text:span></text:p>
      <text:p text:style-name="P31"><text:span text:style-name="T6"/></text:p>
      <text:p text:style-name="P31"><text:span text:style-name="T6"><text:tab/><text:tab/>$primeiraConta = new Conta ();</text:span></text:p>
      <text:p text:style-name="P31"><text:span text:style-name="T6"><text:tab/><text:tab/>$primeiraConta → cpf = 1234567890;</text:span></text:p>
      <text:p text:style-name="P31"><text:span text:style-name="T6"><text:tab/><text:tab/>$primeiraConta → nome = “Elbert”;</text:span></text:p>
      <text:p text:style-name="P31"><text:span text:style-name="T6"><text:tab/><text:tab/>$primeiraConta → valor = 0;</text:span></text:p>
      <text:p text:style-name="P31"><text:span text:style-name="T6"/></text:p>
      <text:p text:style-name="P31"><text:span text:style-name="T6"/></text:p>
      <text:p text:style-name="P31"><text:span text:style-name="T6"><text:tab/></text:span><text:span text:style-name="T4">Class</text:span><text:span text:style-name="T6"> é a forma do bolo.</text:span></text:p>
      <text:p text:style-name="P31"><text:span text:style-name="T6"><text:tab/></text:span><text:span text:style-name="T4">Objeto</text:span><text:span text:style-name="T6"> é o bolo em si.</text:span></text:p>
      <text:p text:style-name="P31"><text:span text:style-name="T6"><text:tab/>Quando criamos uma variável a partir de uma classe, estamos criando um objeto, e a <text:s/>é apenas o tipo de objeto.</text:span></text:p>
      <text:p text:style-name="P31"><text:span text:style-name="T6"/></text:p>
      <text:p text:style-name="P31"><text:span text:style-name="T4"><text:tab/>$C = $segundaConta;</text:span></text:p>
      <text:p text:style-name="P31"><text:span text:style-name="T6"><text:tab/></text:span></text:p>
      <text:p text:style-name="P31"><text:span text:style-name="T6"><text:tab/>$C = </text:span><text:span text:style-name="T4">Instância</text:span></text:p>
      <text:p text:style-name="P31"><text:span text:style-name="T6"><text:tab/>$segundaConta =</text:span><text:span text:style-name="T4"> Objeto</text:span></text:p>
      <text:p text:style-name="P31"><text:soft-page-break/><text:tab/><text:span text:style-name="T6">O objeto em si </text:span><text:span text:style-name="T4">não </text:span><text:span text:style-name="T6"><text:s/>guarda os valores na memória, ela tem um endereço que aponta para outro local e esse local tem todos os valores.</text:span></text:p>
      <text:p text:style-name="P31"><text:span text:style-name="T6"><text:tab/>Sendo assim, </text:span><text:span text:style-name="T4">$C </text:span><text:span text:style-name="T6">e </text:span><text:span text:style-name="T4">$segundaConta </text:span><text:span text:style-name="T6"><text:s/></text:span><text:span text:style-name="T4">apontam para o mesmo endereço.</text:span></text:p>
      <text:p text:style-name="P31"/>
      <text:p text:style-name="P31"><text:tab/><text:span text:style-name="T6">Uma </text:span><text:span text:style-name="T4">function</text:span><text:span text:style-name="T6"> dentro de uma Class é chamado de </text:span><text:span text:style-name="T4">método</text:span><text:span text:style-name="T6">.</text:span></text:p>
      <text:p text:style-name="P31"><text:span text:style-name="T6"/></text:p>
      <text:p text:style-name="P31"><text:span text:style-name="T6"/></text:p>
      <text:p text:style-name="P31"><text:tab/>THIS:</text:p>
      <text:p text:style-name="P31"><text:span text:style-name="T6"><text:tab/><text:tab/></text:span></text:p>
      <text:p text:style-name="P31"><text:span text:style-name="T6"><text:tab/><text:tab/></text:span><text:span text:style-name="T4">$this → essa</text:span><text:span text:style-name="T6"> <text:tab/><text:tab/><text:tab/>ex:<text:tab/>$this→saldo;</text:span></text:p>
      <text:p text:style-name="P31"><text:span text:style-name="T6"/></text:p>
      <text:p text:style-name="P33"><text:span text:style-name="T6"/></text:p>
      <text:p text:style-name="P33"><text:span text:style-name="T6"><text:tab/><text:tab/></text:span><text:span text:style-name="T4">$segundaConta → sacar(150)</text:span></text:p>
      <text:p text:style-name="P33"><text:span text:style-name="T6"/></text:p>
      <text:p text:style-name="P33"><text:span text:style-name="T6"><text:tab/><text:tab/>$segundaConta = </text:span><text:span text:style-name="T4">Objeto</text:span></text:p>
      <text:p text:style-name="P33"><text:span text:style-name="T6"><text:tab/><text:tab/>$sacar = </text:span><text:span text:style-name="T4">método</text:span></text:p>
      <text:p text:style-name="P33"><text:span text:style-name="T6"><text:tab/><text:tab/>150 = </text:span><text:span text:style-name="T4">parâmetro</text:span></text:p>
      <text:p text:style-name="P33"/>
      <text:p text:style-name="P33"/>
      <text:p text:style-name="P33"><text:tab/><text:tab/><text:span text:style-name="T4">$THIS </text:span><text:span text:style-name="T6">se refere ao objeto que “chamou” o método.</text:span></text:p>
      <text:p text:style-name="P33"><text:span text:style-name="T6"/></text:p>
      <text:p text:style-name="P33"><text:span text:style-name="T6"><text:tab/><text:tab/></text:span></text:p>
      <text:p text:style-name="P33"><text:span text:style-name="T6"><text:tab/><text:tab/>Exemplo de function dentro da class:</text:span></text:p>
      <text:p text:style-name="P33"><text:span text:style-name="T6"><text:tab/><text:tab/></text:span></text:p>
      <text:p text:style-name="P33"><text:span text:style-name="T6"><text:tab/><text:tab/><text:tab/>public </text:span><text:span text:style-name="T4">function</text:span><text:span text:style-name="T6"> sacar (float $valorASacar) {</text:span></text:p>
      <text:p text:style-name="P33"><text:span text:style-name="T6"><text:tab/><text:tab/><text:tab/><text:tab/>if( $valorASacar &gt; $this → saldo) {</text:span></text:p>
      <text:p text:style-name="P33"><text:span text:style-name="T6"><text:tab/><text:tab/><text:tab/><text:tab/><text:tab/>echo “saldo insuficiente”;<text:tab/><text:tab/><text:tab/><text:tab/><text:tab/></text:span></text:p>
      <text:p text:style-name="P33"><text:span text:style-name="T6"><text:tab/><text:tab/><text:tab/><text:tab/>} else {</text:span></text:p>
      <text:p text:style-name="P33"><text:span text:style-name="T6"><text:tab/><text:tab/><text:tab/><text:tab/><text:tab/>$this →saldo -= $valorASacar;<text:tab/></text:span></text:p>
      <text:p text:style-name="P33"><text:span text:style-name="T6"><text:tab/><text:tab/><text:tab/><text:tab/>}</text:span></text:p>
      <text:p text:style-name="P33"><text:span text:style-name="T6"><text:tab/><text:tab/><text:tab/>}</text:span></text:p>
      <text:p text:style-name="P33"><text:span text:style-name="T6"><text:tab/></text:span></text:p>
      <text:p text:style-name="P33"><text:span text:style-name="T6"/></text:p>
      <text:p text:style-name="P33"><text:span text:style-name="T6"><text:tab/><text:tab/>Exemplo de function dentro da class (sem eles)</text:span></text:p>
      <text:p text:style-name="P33"><text:span text:style-name="T6"/></text:p>
      <text:p text:style-name="P33"><text:span text:style-name="T6"><text:tab/><text:tab/><text:tab/>public </text:span><text:span text:style-name="T4">function</text:span><text:span text:style-name="T6"> sacar (float $valorASacar) {</text:span></text:p>
      <text:p text:style-name="P33"><text:span text:style-name="T6"><text:tab/><text:tab/><text:tab/><text:tab/>if( $valorASacar &gt; $this → saldo) {</text:span></text:p>
      <text:p text:style-name="P33"><text:span text:style-name="T6"><text:tab/><text:tab/><text:tab/><text:tab/>echo “saldo insuficiente”;<text:tab/><text:tab/><text:tab/><text:tab/><text:tab/></text:span></text:p>
      <text:p text:style-name="P33"><text:span text:style-name="T6"><text:tab/><text:tab/><text:tab/><text:tab/>return;</text:span></text:p>
      <text:p text:style-name="P33"><text:span text:style-name="T6"><text:tab/><text:tab/><text:tab/><text:tab/>}</text:span></text:p>
      <text:p text:style-name="P33"><text:span text:style-name="T6"><text:tab/><text:tab/><text:tab/><text:tab/>$this → saldo -= $valorASacar;</text:span></text:p>
      <text:p text:style-name="P33"><text:span text:style-name="T6"><text:tab/><text:tab/><text:tab/>}</text:span></text:p>
      <text:p text:style-name="P33"><text:span text:style-name="T6"/></text:p>
      <text:p text:style-name="P33"><text:span text:style-name="T6"><text:tab/></text:span></text:p>
      <text:p text:style-name="P33"><text:span text:style-name="T6"><text:tab/></text:span></text:p>
      <text:p text:style-name="P33">ENCAPSULAMENTO:</text:p>
      <text:p text:style-name="P33"><text:span text:style-name="T6"><text:tab/></text:span></text:p>
      <text:p text:style-name="P33"><text:span text:style-name="T6"><text:tab/>Ajuda a garantir que os nossos projetos se mantenham em um estado consistente, e também facilita o uso da nossa classe por outros devs.</text:span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oft-page-break/>__CONSTRUCTOR:</text:p>
      <text:p text:style-name="P33"/>
      <text:p text:style-name="P33"><text:tab/><text:span text:style-name="T6">Definir </text:span><text:span text:style-name="T4">__constructor ($parametros), </text:span><text:span text:style-name="T6">faz com que ao criar um </text:span><text:span text:style-name="T4">new conta (class) </text:span><text:span text:style-name="T6">faz com que ele seja executado como primeiro código, assim, colocando certas condições no código.</text:span></text:p>
      <text:p text:style-name="P33"><text:span text:style-name="T6"/></text:p>
      <text:p text:style-name="P33"><text:span text:style-name="T6"><text:tab/>Exemplo:</text:span></text:p>
      <text:p text:style-name="P33"><text:span text:style-name="T6"/></text:p>
      <text:p text:style-name="P33"><text:span text:style-name="T6"><text:tab/><text:tab/>public function </text:span><text:span text:style-name="T4">__constructor </text:span><text:span text:style-name="T6">($cpfTitular, $nomeTitular) {</text:span></text:p>
      <text:p text:style-name="P33"><text:span text:style-name="T6"><text:tab/><text:tab/><text:tab/>$this → cpfTitular = $cpfTitular;</text:span></text:p>
      <text:p text:style-name="P33"><text:span text:style-name="T6"><text:tab/><text:tab/><text:tab/>$this → nomeTitular = $nomeTitular;</text:span></text:p>
      <text:p text:style-name="P33"><text:span text:style-name="T6"><text:tab/><text:tab/>}</text:span></text:p>
      <text:p text:style-name="P33"><text:span text:style-name="T6"/></text:p>
      <text:p text:style-name="P33"><text:span text:style-name="T6"/></text:p>
      <text:p text:style-name="P33"><text:span text:style-name="T6"><text:tab/>Para chamar o constructor:</text:span></text:p>
      <text:p text:style-name="P33"><text:span text:style-name="T6"><text:tab/><text:tab/>$primeiraConta = new Conta (“123456789”, “Elbert”);</text:span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STATIC:<text:span text:style-name="T6"><text:tab/></text:span></text:p>
      <text:p text:style-name="P33"><text:span text:style-name="T6"/></text:p>
      <text:p text:style-name="P33"><text:span text:style-name="T6"><text:tab/>É usado para definir que um método ou atributo em uma classe é estático. Significa que aquele método/atributo pertence a classe e não a uma instância.</text:span></text:p>
      <text:p text:style-name="P33"><text:span text:style-name="T6"/></text:p>
      <text:p text:style-name="P33"><text:span text:style-name="T6"><text:tab/><text:tab/>Exemplo:</text:span></text:p>
      <text:p text:style-name="P33"><text:span text:style-name="T6"/></text:p>
      <text:p text:style-name="P33"><text:span text:style-name="T6"><text:tab/><text:tab/><text:tab/></text:span><text:span text:style-name="T4">private $numeroDeContas = 0;<text:tab/><text:tab/></text:span></text:p>
      <text:p text:style-name="P33"/>
      <text:p text:style-name="P33"/>
      <text:p text:style-name="P33"/>
      <text:p text:style-name="P33">__<text:span text:style-name="T22">DESTRUCT:</text:span></text:p>
      <text:p text:style-name="P33"/>
      <text:p text:style-name="P33"><text:tab/><text:span text:style-name="T6">É </text:span><text:span text:style-name="T11">chamado quando não há mais nenhuma referência para o objeto em questão.</text:span></text:p>
      <text:p text:style-name="P33"><text:span text:style-name="T11"><text:tab/>Destrói um atributo que não está mais endo utilizado na memória/que não foi atribuído a uma variável.</text:span></text:p>
      <text:p text:style-name="P33"><text:span text:style-name="T11"/></text:p>
      <text:p text:style-name="P33"><text:span text:style-name="T11"><text:tab/></text:span></text:p>
      <text:p text:style-name="P33"><text:span text:style-name="T11"><text:tab/>É possível que um objeto tenha outro objeto com valor de um de seus atributos. Isso é chamado de </text:span><text:span text:style-name="T16">composição.</text:span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7"><text:soft-page-break/>CURSO AVANÇADO DE ORIENTAÇÃO A OBJETOS COM PHP</text:p>
      <text:p text:style-name="P37">HERANÇA, POLIMORFISMO E INTERFACES</text:p>
      <text:p text:style-name="P37"/>
      <text:p text:style-name="P37"/>
      <text:p text:style-name="P34">EXTENDS → </text:p>
      <text:p text:style-name="P34"><text:span text:style-name="T6"><text:tab/></text:span></text:p>
      <text:p text:style-name="P34"><text:span text:style-name="T6"><text:tab/>Extende a classe para outra class</text:span></text:p>
      <text:p text:style-name="P34"><text:span text:style-name="T6"/></text:p>
      <text:p text:style-name="P34"><text:span text:style-name="T6"><text:tab/><text:tab/>Exemplo:</text:span></text:p>
      <text:p text:style-name="P34"><text:span text:style-name="T4"/></text:p>
      <text:p text:style-name="P34"><text:span text:style-name="T4"><text:tab/><text:tab/><text:tab/>Class Titular extends Pessoa</text:span></text:p>
      <text:p text:style-name="P34"/>
      <text:p text:style-name="P34"/>
      <text:p text:style-name="P34"/>
      <text:p text:style-name="P34">PILARES DA ORIENTAÇÃO A OBJETOS:</text:p>
      <text:p text:style-name="P34"/>
      <text:p text:style-name="P34"><text:tab/><text:span text:style-name="T4">ABSTRAÇÃO → ENCAPSULAMENTO → HERANÇA → POLIMORFISMO</text:span></text:p>
      <text:p text:style-name="P34"/>
      <text:p text:style-name="P34"/>
      <text:p text:style-name="P34"/>
      <text:p text:style-name="P34">PARENT:</text:p>
      <text:p text:style-name="P34"/>
      <text:p text:style-name="P34"><text:tab/><text:span text:style-name="T6">Reutiliza o construtor base em outra construct</text:span></text:p>
      <text:p text:style-name="P34"><text:span text:style-name="T6"/></text:p>
      <text:p text:style-name="P34"><text:span text:style-name="T6"><text:tab/><text:tab/>Exemplo:</text:span></text:p>
      <text:p text:style-name="P34"><text:span text:style-name="T6"/></text:p>
      <text:p text:style-name="P34"><text:span text:style-name="T6"><text:tab/><text:tab/><text:tab/>parent::__construct ($nome, $cpf);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PUBLIC, PROTECTED E PRIVATE:</text:p>
      <text:p text:style-name="P34"/>
      <text:p text:style-name="P34"><text:tab/><text:span text:style-name="T4">PUBLIC</text:span><text:span text:style-name="T6"> perite que todos possam acessar o membro, inclusive fora da class onde foi definido, através de uma instância.</text:span></text:p>
      <text:p text:style-name="P34"><text:span text:style-name="T6"><text:tab/></text:span><text:span text:style-name="T4">PROTECTED </text:span><text:span text:style-name="T6">permite que a classe atual e as classes filhas tenham acesso.</text:span></text:p>
      <text:p text:style-name="P34"><text:span text:style-name="T6"><text:tab/></text:span><text:span text:style-name="T4">PRIVATE </text:span><text:span text:style-name="T6">permite apenas a classe atual tenha acesso.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HERANÇA:</text:p>
      <text:p text:style-name="P34"/>
      <text:p text:style-name="P34"><text:tab/><text:span text:style-name="T6">Pode auxiliar com a duplicação de código. Para acessar um membro da classe base, pode ser utilizar </text:span><text:span text:style-name="T4">PARENT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NAMESPACE:</text:p>
      <text:p text:style-name="P34"/>
      <text:p text:style-name="P34"><text:tab/><text:span text:style-name="T6">Trata-se de uma forma de organizar o código das classes e métodos, para evitar colisão destas classes devido a terem o mesmo nome.</text:span></text:p>
      <text:p text:style-name="P34"><text:span text:style-name="T6"/></text:p>
      <text:p text:style-name="P34"><text:span text:style-name="T6"><text:tab/></text:span><text:span text:style-name="T12"><text:tab/>Exemplo:</text:span></text:p>
      <text:p text:style-name="P34"><text:span text:style-name="T12"/></text:p>
      <text:p text:style-name="P34"><text:span text:style-name="T12"><text:tab/><text:tab/><text:tab/>namespace pastaAtual \ subPasta;</text:span></text:p>
      <text:p text:style-name="P35"><text:span text:style-name="T12"><text:tab/></text:span></text:p>
      <text:p text:style-name="P35"><text:span text:style-name="T12"/></text:p>
      <text:p text:style-name="P35"><text:span text:style-name="T12"><text:tab/>Acessar o </text:span><text:span text:style-name="T17">namespace</text:span><text:span text:style-name="T12"> com </text:span><text:span text:style-name="T17">use</text:span><text:span text:style-name="T12"> para pode acessar a classe:</text:span></text:p>
      <text:p text:style-name="P34"><text:span text:style-name="T12"/></text:p>
      <text:p text:style-name="P35"><text:span text:style-name="T12"><text:tab/><text:tab/>Exemplo:</text:span></text:p>
      <text:p text:style-name="P35"><text:span text:style-name="T12"/></text:p>
      <text:p text:style-name="P35"><text:span text:style-name="T12"><text:tab/><text:tab/><text:tab/></text:span><text:span text:style-name="T17">require_once</text:span><text:span text:style-name="T12"> ‘src/modelo/pessoa.php’;</text:span></text:p>
      <text:p text:style-name="P35"><text:span text:style-name="T12"/></text:p>
      <text:p text:style-name="P35"><text:span text:style-name="T12"><text:tab/><text:tab/><text:tab/></text:span><text:span text:style-name="T17">use</text:span><text:span text:style-name="T12"> modelo/pessoa;<text:tab/><text:tab/><text:tab/></text:span></text:p>
      <text:p text:style-name="P34"><text:span text:style-name="T6"/></text:p>
      <text:p text:style-name="P34"><text:span text:style-name="T6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9:42:11.044439464</meta:creation-date>
    <dc:date>2023-04-25T11:15:36.460903935</dc:date>
    <meta:editing-duration>PT19M1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1" meta:paragraph-count="278" meta:word-count="1305" meta:character-count="7965" meta:non-whitespace-character-count="6383"/>
  </office:meta>
</office:document-meta>
</file>